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5-01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4-01-02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3-01-0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3-01-04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2-01-0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1-01-0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20-01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19-01-0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18-01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17-01-04 17:1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02101394901</text:p>
          </table:table-cell>
          <table:table-cell office:value-type="string" calcext:value-type="string">
            <text:p>2016-01-03 18:4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